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f05b69" style:parent-style-name="Table_20_Contents">
      <style:text-properties fo:background-color="#00cc33"/>
    </style:style>
    <style:style style:family="table-cell" style:name="a82db53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889169" style:parent-style-name="Table_20_Contents">
      <style:text-properties fo:background-color="#00cc33"/>
    </style:style>
    <style:style style:family="table-cell" style:name="a203255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22c001" style:parent-style-name="Table_20_Contents">
      <style:text-properties fo:background-color="#00cc33"/>
    </style:style>
    <style:style style:family="table-cell" style:name="a2c76bc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0944a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c268a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8e04d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643c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b390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021e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054f4b" style:parent-style-name="Table_20_Contents">
      <style:text-properties fo:background-color="#00cc33"/>
    </style:style>
    <style:style style:data-style-name="N0" style:family="table-cell" style:name="adb7dba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c00fb2" style:parent-style-name="Table_20_Contents">
      <style:text-properties fo:background-color="#00cc33"/>
    </style:style>
    <style:style style:data-style-name="N0" style:family="table-cell" style:name="ac21c06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c7452b" style:parent-style-name="Table_20_Contents">
      <style:text-properties fo:background-color="#00cc33"/>
    </style:style>
    <style:style style:data-style-name="N0" style:family="table-cell" style:name="a591f74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8c290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7a7669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4e3f00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706dd7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215288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86de3f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319eed">
      <style:table-column-properties style:rel-column-width="7287*"/>
    </style:style>
    <style:style style:family="table-column" style:name="aa2cc5d">
      <style:table-column-properties style:rel-column-width="7281*"/>
    </style:style>
    <style:style style:family="table" style:name="a8c6abd">
      <style:table-properties style:width="17.0cm" table:align="left"/>
    </style:style>
    <number:number-style style:name="N0">
      <number:number number:min-integer-digits="1"/>
    </number:number-style>
  </office:automatic-styles>
  <office:body>
    <office:text>
      <table:table table:style-name="a8c6abd">
        <table:table-column table:number-columns-repeated="8" table:style-name="aa2cc5d"/>
        <table:table-column table:style-name="a319eed"/>
        <table:table-row>
          <table:table-cell table:style-name="a86de3f">
            <text:p text:style-name="Table_20_Contents">0</text:p>
          </table:table-cell>
          <table:table-cell table:style-name="a215288">
            <text:p text:style-name="Table_20_Contents">1</text:p>
          </table:table-cell>
          <table:table-cell table:style-name="a706dd7">
            <text:p text:style-name="Table_20_Contents">2</text:p>
          </table:table-cell>
          <table:table-cell table:style-name="a4e3f00">
            <text:p text:style-name="Table_20_Contents">3</text:p>
          </table:table-cell>
          <table:table-cell table:style-name="a7a7669">
            <text:p text:style-name="Table_20_Contents">4</text:p>
          </table:table-cell>
          <table:table-cell table:style-name="ab8c290">
            <text:p text:style-name="Table_20_Contents">5</text:p>
          </table:table-cell>
          <table:table-cell table:style-name="a591f74">
            <text:p text:style-name="ac7452b">6</text:p>
          </table:table-cell>
          <table:table-cell table:style-name="ac21c06">
            <text:p text:style-name="ac00fb2">7</text:p>
          </table:table-cell>
          <table:table-cell table:style-name="adb7dba">
            <text:p text:style-name="a054f4b">8</text:p>
          </table:table-cell>
        </table:table-row>
        <table:table-row>
          <table:table-cell table:style-name="a6021e7">
            <text:p text:style-name="Table_20_Contents">a</text:p>
          </table:table-cell>
          <table:table-cell table:style-name="aeb390c">
            <text:p text:style-name="Table_20_Contents">b</text:p>
          </table:table-cell>
          <table:table-cell table:style-name="a1643c6">
            <text:p text:style-name="Table_20_Contents">c</text:p>
          </table:table-cell>
          <table:table-cell table:style-name="a48e04d">
            <text:p text:style-name="Table_20_Contents">d</text:p>
          </table:table-cell>
          <table:table-cell table:style-name="a2c268a">
            <text:p text:style-name="Table_20_Contents">e</text:p>
          </table:table-cell>
          <table:table-cell table:style-name="a70944a">
            <text:p text:style-name="Table_20_Contents">f</text:p>
          </table:table-cell>
          <table:table-cell table:style-name="a2c76bc">
            <text:p text:style-name="a22c001">g</text:p>
          </table:table-cell>
          <table:table-cell table:style-name="a203255">
            <text:p text:style-name="a889169">h</text:p>
          </table:table-cell>
          <table:table-cell table:style-name="a82db53">
            <text:p text:style-name="af05b69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6S</meta:editing-duration>
  </office:meta>
</office:document-meta>
</file>